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6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0cm" svg:height="6cm" svg:x="11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0cm" svg:height="5.999cm" svg:x="1cm" svg:y="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10cm" svg:height="5.999cm" svg:x="11cm" svg:y="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21:19:34</meta:creation-date>
    <dc:date>2016-10-19T21:20:45</dc:date>
    <dc:creator>Lu Ding</dc:creator>
    <meta:editing-duration>PT1M12S</meta:editing-duration>
    <meta:editing-cycles>1</meta:editing-cycles>
    <meta:document-statistic meta:object-count="4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ZA">
      <number:number number:min-integer-digits="1"/>
    </number:number-style>
    <number:number-style style:name="N8061" number:language="en" number:country="ZA">
      <number:scientific-number number:decimal-places="2" number:min-integer-digits="1" number:min-exponent-digits="2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8000">
      <style:chart-properties chart:display-label="true" chart:logarithmic="false" chart:interval-major="5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0" chart:maximum="0.5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6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806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10" style:family="chart">
      <style:graphic-properties draw:stroke="solid" svg:stroke-width="0.05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6.001cm" xlink:href="." xlink:type="simple" chart:class="chart:scatter" chart:style-name="ch1">
        <chart:plot-area chart:style-name="ch2" chart:data-source-has-labels="both" svg:x="1.367cm" svg:y="0.615cm" svg:width="8.234cm" svg:height="4.129cm">
          <chartooo:coordinate-region svg:x="2.057cm" svg:y="0.812cm" svg:width="7.369cm" svg:height="3.289cm"/>
          <chart:axis chart:dimension="x" chart:name="primary-x" chart:style-name="ch3" chartooo:axis-type="auto">
            <chart:title svg:x="4.242cm" svg:y="4.864cm" chart:style-name="ch4">
              <text:p>L [Angstrom]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3.471cm" chart:style-name="ch6">
              <text:p>[kJ/mol]</text:p>
            </chart:title>
          </chart:axis>
          <chart:series chart:style-name="ch7" chart:values-cell-range-address="local-table.$C$2:.$C$4" chart:label-cell-address="local-table.$C$1" chart:class="chart:scatter">
            <chart:domain table:cell-range-address="local-table.$B$2:.$B$4"/>
            <chart:data-point chart:style-name="ch8"/>
            <chart:data-point chart:repeated="2"/>
          </chart:series>
          <chart:series chart:style-name="ch9" chart:values-cell-range-address="local-table.$D$2:.$D$4" chart:label-cell-address="local-table.$D$1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268636634491301">
                <text:p>0.268636634491301</text:p>
              </table:table-cell>
              <table:table-cell office:value-type="float" office:value="0.0205533183560968">
                <text:p>0.02055331835609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334117122933138">
                <text:p>0.334117122933138</text:p>
              </table:table-cell>
              <table:table-cell office:value-type="float" office:value="0.0149189457492433">
                <text:p>0.0149189457492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05955939019142">
                <text:p>0.305955939019142</text:p>
              </table:table-cell>
              <table:table-cell office:value-type="float" office:value="0.00968788616233887">
                <text:p>0.00968788616233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ZA">
      <number:number number:min-integer-digits="1"/>
    </number:number-style>
    <number:number-style style:name="N8061" number:language="en" number:country="ZA">
      <number:scientific-number number:decimal-places="2" number:min-integer-digits="1" number:min-exponent-digits="2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8000">
      <style:chart-properties chart:display-label="true" chart:logarithmic="false" chart:interval-major="25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0" chart:maximum="0.5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6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8" style:family="chart" style:data-style-name="N806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6.001cm" xlink:href="." xlink:type="simple" chart:class="chart:scatter" chart:style-name="ch1">
        <chart:plot-area chart:style-name="ch2" chart:data-source-has-labels="both" svg:x="1.367cm" svg:y="0.615cm" svg:width="8.234cm" svg:height="4.129cm">
          <chartooo:coordinate-region svg:x="2.057cm" svg:y="0.812cm" svg:width="7.277cm" svg:height="3.289cm"/>
          <chart:axis chart:dimension="x" chart:name="primary-x" chart:style-name="ch3" chartooo:axis-type="auto">
            <chart:title svg:x="5.108cm" svg:y="4.864cm" chart:style-name="ch4">
              <text:p>nfft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3.471cm" chart:style-name="ch6">
              <text:p>[kJ/mol]</text:p>
            </chart:title>
          </chart:axis>
          <chart:series chart:style-name="ch7" chart:values-cell-range-address="local-table.$C$2:.$C$4" chart:label-cell-address="local-table.$C$1" chart:class="chart:scatter">
            <chart:domain table:cell-range-address="local-table.$B$2:.$B$4"/>
            <chart:data-point chart:repeated="3"/>
          </chart:series>
          <chart:series chart:style-name="ch8" chart:values-cell-range-address="local-table.$D$2:.$D$4" chart:label-cell-address="local-table.$D$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0.338968658391561">
                <text:p>0.338968658391561</text:p>
              </table:table-cell>
              <table:table-cell office:value-type="float" office:value="0.0137857081314209">
                <text:p>0.013785708131420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0.288593318705604">
                <text:p>0.288593318705604</text:p>
              </table:table-cell>
              <table:table-cell office:value-type="float" office:value="0.0135082509814607">
                <text:p>0.0135082509814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24607921785487">
                <text:p>0.24607921785487</text:p>
              </table:table-cell>
              <table:table-cell office:value-type="float" office:value="0.0130168966912906">
                <text:p>0.0130168966912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ZA">
      <number:number number:min-integer-digits="1"/>
    </number:number-style>
    <number:number-style style:name="N8061" number:language="en" number:country="ZA">
      <number:scientific-number number:decimal-places="2" number:min-integer-digits="1" number:min-exponent-digits="2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8000">
      <style:chart-properties chart:display-label="true" chart:logarithmic="false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0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6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9" style:family="chart" style:data-style-name="N806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10" style:family="chart">
      <style:graphic-properties draw:stroke="solid" svg:stroke-width="0.05cm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6cm" xlink:href="." xlink:type="simple" chart:class="chart:scatter" chart:style-name="ch1">
        <chart:plot-area chart:style-name="ch2" chart:data-source-has-labels="both" svg:x="1.367cm" svg:y="0.615cm" svg:width="8.234cm" svg:height="4.128cm">
          <chartooo:coordinate-region svg:x="1.803cm" svg:y="0.812cm" svg:width="7.704cm" svg:height="3.288cm"/>
          <chart:axis chart:dimension="x" chart:name="primary-x" chart:style-name="ch3" chartooo:axis-type="auto">
            <chart:title svg:x="4.877cm" svg:y="4.863cm" chart:style-name="ch4">
              <text:p>mmax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471cm" chart:style-name="ch6">
              <text:p>[kJ/mol]</text:p>
            </chart:title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/>
            <chart:data-point chart:style-name="ch8"/>
            <chart:data-point/>
            <chart:data-point chart:style-name="ch8"/>
          </chart:series>
          <chart:series chart:style-name="ch9" chart:values-cell-range-address="local-table.$D$2:.$D$5" chart:label-cell-address="local-table.$D$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89960025290513">
                <text:p>2.89960025290513</text:p>
              </table:table-cell>
              <table:table-cell office:value-type="float" office:value="0.275940078221994">
                <text:p>0.275940078221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97456995643818">
                <text:p>0.397456995643818</text:p>
              </table:table-cell>
              <table:table-cell office:value-type="float" office:value="0.0157177379360542">
                <text:p>0.0157177379360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64278812321789">
                <text:p>0.664278812321789</text:p>
              </table:table-cell>
              <table:table-cell office:value-type="float" office:value="0.0152207562903838">
                <text:p>0.0152207562903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87174174945984">
                <text:p>0.487174174945984</text:p>
              </table:table-cell>
              <table:table-cell office:value-type="float" office:value="0.00810042395831454">
                <text:p>0.008100423958314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ZA">
      <number:number number:min-integer-digits="1"/>
    </number:number-style>
    <number:number-style style:name="N8061" number:language="en" number:country="ZA">
      <number:scientific-number number:decimal-places="2" number:min-integer-digits="1" number:min-exponent-digits="2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3" style:family="chart" style:data-style-name="N8000">
      <style:chart-properties chart:display-label="true" chart:logarithmic="false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0" chart:maximum="0.7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6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8" style:family="chart" style:data-style-name="N8061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 dr3d:edge-rounding="5%"/>
      <style:text-properties fo:font-family="'Times New Roman'" style:font-style-name="Normal" style:font-family-generic="roman"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6cm" xlink:href="." xlink:type="simple" chart:class="chart:scatter" chart:style-name="ch1">
        <chart:plot-area chart:style-name="ch2" chart:data-source-has-labels="both" svg:x="1.367cm" svg:y="0.615cm" svg:width="8.234cm" svg:height="4.128cm">
          <chartooo:coordinate-region svg:x="2.057cm" svg:y="0.812cm" svg:width="7.45cm" svg:height="3.288cm"/>
          <chart:axis chart:dimension="x" chart:name="primary-x" chart:style-name="ch3" chartooo:axis-type="auto">
            <chart:title svg:x="4.934cm" svg:y="4.863cm" chart:style-name="ch4">
              <text:p>nmax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471cm" chart:style-name="ch6">
              <text:p>[kJ/mol]</text:p>
            </chart:title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series chart:style-name="ch8" chart:values-cell-range-address="local-table.$D$2:.$D$5" chart:label-cell-address="local-table.$D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05981561763034">
                <text:p>0.105981561763034</text:p>
              </table:table-cell>
              <table:table-cell office:value-type="float" office:value="0.00397496240212643">
                <text:p>0.003974962402126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4086087144885">
                <text:p>0.14086087144885</text:p>
              </table:table-cell>
              <table:table-cell office:value-type="float" office:value="0.00466931223633313">
                <text:p>0.00466931223633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59519027273441">
                <text:p>0.259519027273441</text:p>
              </table:table-cell>
              <table:table-cell office:value-type="float" office:value="0.00568120291702116">
                <text:p>0.00568120291702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34561407600342">
                <text:p>0.534561407600342</text:p>
              </table:table-cell>
              <table:table-cell office:value-type="float" office:value="0.00548360677921863">
                <text:p>0.00548360677921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